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7424" officeooo:paragraph-rsid="00117424"/>
    </style:style>
    <style:style style:name="P2" style:family="paragraph" style:parent-style-name="Standard">
      <style:text-properties officeooo:rsid="00117424" officeooo:paragraph-rsid="00117424"/>
    </style:style>
    <style:style style:name="P3" style:family="paragraph" style:parent-style-name="Standard">
      <style:text-properties officeooo:rsid="0012e1e0" officeooo:paragraph-rsid="0012e1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so, you need to load bluetooth mouse and keyboard on startup even with a pci bluetooth card. </text:p>
      <text:p text:style-name="P1">And I seriuosly need to know how to compile kernels, haiku, reactos, vmpk, jack audio, portaudio, lmms, hydrogen, blender, k3d and every other app ever under WSL linux.</text:p>
      <text:p text:style-name="P3">I need to access bios on any computer via bluetooth mouse and keyboard, and same goes with boot loaders, accessing grub, and bash etcetera. </text:p>
      <text:p text:style-name="P1"/>
      <text:p text:style-name="P1">Crazy what people did to the computer. </text:p>
      <text:p text:style-name="P1"/>
      <text:p text:style-name="P3">Plane procedures:</text:p>
      <text:p text:style-name="P3">So you have a panel of buttons dedicated to listing procedures, or you type a procedure into a bash style (Cool retro tern) shell, and then the buttons you need and switches you need to press should light up in a color, and then the button you need to press next needs to light up in a different color. </text:p>
      <text:p text:style-name="P3"/>
      <text:p text:style-name="P3">And all cars, should be equipped with storm chasing equipment so that people can know where to go and what to do if they get caught in a storm, including listing and giving directions to shelters that are open, not full, and safe driving routes to get out of harms way. </text:p>
      <text:p text:style-name="P3"/>
      <text:p text:style-name="P3">Its good to have backup plans in case shit goes south. Shit always goes south. </text:p>
      <text:p text:style-name="P3"/>
      <text:p text:style-name="P3">And then on multi engine planes and stuff, instead of having 50 million buttons take the following example. Engine startup and shutdown buttons can be simplified by having a button that twists to indicate any single or combination of engines that is possible and then a single panel of buttons for starting the engine. That would eliminate the clutter in these things. </text:p>
      <text:p text:style-name="P3"/>
      <text:p text:style-name="P3">You can even do this from a single analog or usb interface with 30 buttons and some lcd’s beneath them to indicate what the button is going to be used for. <text:s/>You gotta simplifify. </text:p>
      <text:p text:style-name="P3"/>
      <text:p text:style-name="P3">You know, you can group, preflight, startup, taxi, takeoff, in flight, landing, procedures into a briefcase with 10 or 15 switches with either a switch interface or a digital interface where you type in takeoff and then the buttons become what they need to be for takeoff. </text:p>
      <text:p text:style-name="P3"/>
      <text:p text:style-name="P3">you’ll save weight, time, etcetera, but you have to make it super obvious for peopl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7:37:53.278000000</meta:creation-date>
    <dc:date>2018-05-05T10:30:56.099000000</dc:date>
    <meta:editing-duration>PT11M41S</meta:editing-duration>
    <meta:editing-cycles>2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12" meta:word-count="361" meta:character-count="2018" meta:non-whitespace-character-count="1658"/>
  </office:meta>
</office:document-meta>
</file>